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T Std Light" svg:font-family="'Helvetica LT Std Light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13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2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14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3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15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opacity="35%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333333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7" style:family="graphic" style:parent-style-name="standard">
      <style:graphic-properties draw:stroke="solid" svg:stroke-width="0.106cm" svg:stroke-color="#000000" draw:marker-start="Arrowheads_20_16" draw:marker-start-width="0.318cm" draw:marker-start-center="true" draw:marker-end="Arrowheads_20_1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cm" draw:shadow-offset-y="0cm" draw:start-line-spacing-horizontal="0cm" draw:start-line-spacing-vertical="0cm" draw:end-line-spacing-horizontal="0cm" draw:end-line-spacing-vertical="0cm"/>
    </style:style>
    <style:style style:name="gr8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18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9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19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10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20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11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21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12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22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fo:min-height="0cm" fo:min-width="0cm" fo:padding-top="0.13cm" fo:padding-bottom="0.13cm" fo:padding-left="0.051cm" fo:padding-right="0.051cm" fo:wrap-option="no-wrap" draw:shadow="hidden" draw:shadow-offset-x="0cm" draw:shadow-offset-y="0cm"/>
    </style:style>
    <style:style style:name="gr14" style:family="graphic" style:parent-style-name="standard">
      <style:graphic-properties draw:stroke="dash" draw:stroke-dash="Dashed_20__28_var_29__20_5" svg:stroke-width="0.106cm" svg:stroke-color="#000000" draw:marker-start-width="0.318cm" draw:marker-start-center="false" draw:marker-end="Arrowheads_20_23" draw:marker-end-width="0.477cm" draw:marker-end-center="false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cm" draw:shadow-offset-y="0cm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loext:graphic-properties draw:fill="solid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333333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color="#000000" style:font-name="Helvetica" fo:font-size="16pt" style:font-size-asian="16pt" style:font-size-complex="16pt"/>
    </style:style>
    <style:style style:name="T1" style:family="text">
      <style:text-properties fo:color="#000000" style:font-name="Helvetica" fo:font-size="16pt" style:font-name-asian="Helvetica LT Std Light" style:font-size-asian="16pt" style:font-name-complex="Helvetica LT Std Ligh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Helvetica LT Std Light" fo:color="#3c4b5e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name="Arc 62" draw:style-name="gr1" draw:text-style-name="P1" draw:layer="layout" svg:width="7.123cm" svg:height="7.124cm" draw:transform="skewX (7.33924426147722E-017) rotate (2.29545703222294) translate (4.849cm 10.317cm)">
          <text:p/>
          <draw:enhanced-geometry svg:viewBox="0 0 2564915 2564915" draw:extrusion-allowed="true" draw:glue-points="1392791 4755 1908505 163189" draw:type="non-primitive" draw:enhanced-path="M 1392791 4755 S C 1573985 20402 1749779 74408 1908505 163189 L 1282458 1282458 1392791 4755 Z N M 1392791 4755 F C 1573985 20402 1749779 74408 1908505 163189 N"/>
        </draw:custom-shape>
        <draw:custom-shape draw:name="Arc 64" draw:style-name="gr2" draw:text-style-name="P1" draw:layer="layout" svg:width="7.123cm" svg:height="7.124cm" draw:transform="skewX (7.33924426147722E-017) rotate (0.789586953602235) translate (0.285cm 5.074cm)">
          <text:p/>
          <draw:enhanced-geometry svg:viewBox="0 0 2564915 2564915" draw:extrusion-allowed="true" draw:glue-points="1282457 0 1908505 163189" draw:type="non-primitive" draw:enhanced-path="M 1282457 0 S C 1501657 0 1717198 56184 1908505 163189 L 1282458 1282458 C 1282458 854972 1282457 427486 1282457 0 Z N M 1282457 0 F C 1501657 0 1717198 56184 1908505 163189 N"/>
        </draw:custom-shape>
        <draw:custom-shape draw:name="Arc 65" draw:style-name="gr3" draw:text-style-name="P1" draw:layer="layout" svg:width="7.124cm" svg:height="7.123cm" draw:transform="skewX (1.46784885229544E-016) rotate (-2.4944245669503) translate (10.2cm 6.067cm)">
          <text:p/>
          <draw:enhanced-geometry svg:viewBox="0 0 2564915 2564915" draw:extrusion-allowed="true" draw:glue-points="1282457 0 1729483 80432" draw:type="non-primitive" draw:enhanced-path="M 1282457 0 S C 1435064 0 1586447 27238 1729483 80432 L 1282458 1282458 C 1282458 854972 1282457 427486 1282457 0 Z N M 1282457 0 F C 1435064 0 1586447 27238 1729483 80432 N"/>
        </draw:custom-shape>
        <draw:custom-shape draw:name="Rectangle 1" draw:style-name="gr4" draw:text-style-name="P2" draw:layer="layout" svg:width="1.55cm" svg:height="0.76cm" svg:x="7.67cm" svg:y="7.632cm">
          <text:p/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2" draw:layer="layout" svg:width="0.362cm" svg:height="0.306cm" svg:x="8.858cm" svg:y="7.636cm">
          <text:p/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2" draw:layer="layout" svg:width="1.55cm" svg:height="0.76cm" svg:x="1.236cm" svg:y="2.634cm">
          <text:p/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2" draw:layer="layout" svg:width="0.362cm" svg:height="0.306cm" svg:x="2.424cm" svg:y="2.634cm">
          <text:p/>
          <draw:enhanced-geometry svg:viewBox="0 0 21600 21600" draw:type="rectangle" draw:enhanced-path="M 0 0 L 21600 0 21600 21600 0 21600 0 0 Z N"/>
        </draw:custom-shape>
        <draw:custom-shape draw:name="Rectangle 14" draw:style-name="gr4" draw:text-style-name="P2" draw:layer="layout" svg:width="1.55cm" svg:height="0.76cm" svg:x="4.514cm" svg:y="1.237cm">
          <text:p/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2" draw:layer="layout" svg:width="0.362cm" svg:height="0.306cm" svg:x="5.696cm" svg:y="1.23cm">
          <text:p/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2" draw:layer="layout" svg:width="1.55cm" svg:height="0.76cm" svg:x="8.64cm" svg:y="5.09cm">
          <text:p/>
          <draw:enhanced-geometry svg:viewBox="0 0 21600 21600" draw:type="rectangle" draw:enhanced-path="M 0 0 L 21600 0 21600 21600 0 21600 0 0 Z N"/>
        </draw:custom-shape>
        <draw:custom-shape draw:name="Rectangle 18" draw:style-name="gr6" draw:text-style-name="P3" draw:layer="layout" svg:width="0.362cm" svg:height="0.306cm" svg:x="9.828cm" svg:y="5.094cm">
          <text:p/>
          <draw:enhanced-geometry svg:viewBox="0 0 21600 21600" draw:type="rectangle" draw:enhanced-path="M 0 0 L 21600 0 21600 21600 0 21600 0 0 Z N"/>
        </draw:custom-shape>
        <draw:custom-shape draw:name="Rectangle 20" draw:style-name="gr4" draw:text-style-name="P2" draw:layer="layout" svg:width="1.55cm" svg:height="0.76cm" svg:x="1.236cm" svg:y="7.632cm">
          <text:p/>
          <draw:enhanced-geometry svg:viewBox="0 0 21600 21600" draw:type="rectangle" draw:enhanced-path="M 0 0 L 21600 0 21600 21600 0 21600 0 0 Z N"/>
        </draw:custom-shape>
        <draw:custom-shape draw:name="Rectangle 21" draw:style-name="gr5" draw:text-style-name="P2" draw:layer="layout" svg:width="0.362cm" svg:height="0.306cm" svg:x="2.424cm" svg:y="7.636cm">
          <text:p/>
          <draw:enhanced-geometry svg:viewBox="0 0 21600 21600" draw:type="rectangle" draw:enhanced-path="M 0 0 L 21600 0 21600 21600 0 21600 0 0 Z N"/>
        </draw:custom-shape>
        <draw:custom-shape draw:name="Rectangle 23" draw:style-name="gr4" draw:text-style-name="P2" draw:layer="layout" svg:width="1.55cm" svg:height="0.76cm" svg:x="4.514cm" svg:y="8.496cm">
          <text:p/>
          <draw:enhanced-geometry svg:viewBox="0 0 21600 21600" draw:type="rectangle" draw:enhanced-path="M 0 0 L 21600 0 21600 21600 0 21600 0 0 Z N"/>
        </draw:custom-shape>
        <draw:custom-shape draw:name="Rectangle 24" draw:style-name="gr6" draw:text-style-name="P3" draw:layer="layout" svg:width="0.362cm" svg:height="0.306cm" svg:x="5.696cm" svg:y="8.496cm">
          <text:p/>
          <draw:enhanced-geometry svg:viewBox="0 0 21600 21600" draw:type="rectangle" draw:enhanced-path="M 0 0 L 21600 0 21600 21600 0 21600 0 0 Z N"/>
        </draw:custom-shape>
        <draw:custom-shape draw:name="Rectangle 40" draw:style-name="gr4" draw:text-style-name="P2" draw:layer="layout" svg:width="1.55cm" svg:height="0.76cm" svg:x="7.67cm" svg:y="2.634cm">
          <text:p/>
          <draw:enhanced-geometry svg:viewBox="0 0 21600 21600" draw:type="rectangle" draw:enhanced-path="M 0 0 L 21600 0 21600 21600 0 21600 0 0 Z N"/>
        </draw:custom-shape>
        <draw:custom-shape draw:name="Rectangle 41" draw:style-name="gr5" draw:text-style-name="P2" draw:layer="layout" svg:width="0.362cm" svg:height="0.306cm" svg:x="8.858cm" svg:y="2.634cm">
          <text:p/>
          <draw:enhanced-geometry svg:viewBox="0 0 21600 21600" draw:type="rectangle" draw:enhanced-path="M 0 0 L 21600 0 21600 21600 0 21600 0 0 Z N"/>
        </draw:custom-shape>
        <draw:custom-shape draw:name="Rectangle 46" draw:style-name="gr4" draw:text-style-name="P2" draw:layer="layout" svg:width="1.55cm" svg:height="0.76cm" svg:x="0.131cm" svg:y="5.09cm">
          <text:p/>
          <draw:enhanced-geometry svg:viewBox="0 0 21600 21600" draw:type="rectangle" draw:enhanced-path="M 0 0 L 21600 0 21600 21600 0 21600 0 0 Z N"/>
        </draw:custom-shape>
        <draw:custom-shape draw:name="Rectangle 48" draw:style-name="gr6" draw:text-style-name="P3" draw:layer="layout" svg:width="0.362cm" svg:height="0.306cm" svg:x="1.319cm" svg:y="5.094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7" draw:text-style-name="P4" draw:layer="layout" draw:type="line" svg:x1="5.296cm" svg:y1="5.807cm" svg:x2="7.243cm" svg:y2="3.861cm" svg:d="M5296 5807l1947-1946" svg:viewBox="0 0 1948 1947">
          <text:p/>
        </draw:connector>
        <draw:custom-shape draw:name="Arc 25" draw:style-name="gr8" draw:text-style-name="P1" draw:layer="layout" svg:width="2.523cm" svg:height="2.524cm" draw:transform="rotate (0.789586953602235) translate (3.405cm 5.709cm)">
          <text:p/>
          <draw:enhanced-geometry svg:viewBox="0 0 908652 908652" draw:extrusion-allowed="true" draw:glue-points="454326 0 908652 454326" draw:type="non-primitive" draw:enhanced-path="M 454326 0 S C 705243 0 908652 203409 908652 454326 L 454326 454326 454326 0 Z N M 454326 0 F C 705243 0 908652 203409 908652 454326 N"/>
        </draw:custom-shape>
        <draw:custom-shape draw:name="Arc 66" draw:style-name="gr9" draw:text-style-name="P1" draw:layer="layout" svg:width="7.124cm" svg:height="7.123cm" draw:transform="rotate (3.03844369479693) translate (8.387cm 9.283cm)">
          <text:p/>
          <draw:enhanced-geometry svg:viewBox="0 0 2564915 2564915" draw:extrusion-allowed="true" draw:glue-points="1453609 11472 1908505 163189" draw:type="non-primitive" draw:enhanced-path="M 1453609 11472 S C 1613431 32994 1767761 84466 1908505 163189 L 1282458 1282458 1453609 11472 Z N M 1453609 11472 F C 1613431 32994 1767761 84466 1908505 163189 N"/>
        </draw:custom-shape>
        <draw:custom-shape draw:name="Arc 67" draw:style-name="gr10" draw:text-style-name="P1" draw:layer="layout" svg:width="7.123cm" svg:height="7.124cm" draw:transform="rotate (1.5707963267949) translate (1.649cm 8.851cm)">
          <text:p/>
          <draw:enhanced-geometry svg:viewBox="0 0 2564915 2564915" draw:extrusion-allowed="true" draw:glue-points="1410097 6368 1908505 163189" draw:type="non-primitive" draw:enhanced-path="M 1410097 6368 S C 1585234 23886 1754891 77267 1908505 163189 L 1282458 1282458 1410097 6368 Z N M 1410097 6368 F C 1585234 23886 1754891 77267 1908505 163189 N"/>
        </draw:custom-shape>
        <draw:custom-shape draw:name="Arc 68" draw:style-name="gr11" draw:text-style-name="P1" draw:layer="layout" svg:width="7.123cm" svg:height="7.124cm" draw:transform="rotate (-1.74061686301395) translate (9.324cm 2.535cm)">
          <text:p/>
          <draw:enhanced-geometry svg:viewBox="0 0 2564915 2564915" draw:extrusion-allowed="true" draw:glue-points="1282457 0 1818973 117619" draw:type="non-primitive" draw:enhanced-path="M 1282457 0 S C 1467691 0 1650727 40127 1818973 117619 L 1282458 1282458 C 1282458 854972 1282457 427486 1282457 0 Z N M 1282457 0 F C 1467691 0 1650727 40127 1818973 117619 N"/>
        </draw:custom-shape>
        <draw:custom-shape draw:name="Arc 69" draw:style-name="gr12" draw:text-style-name="P1" draw:layer="layout" svg:width="7.124cm" svg:height="7.123cm" draw:transform="rotate (-0.223751210105673) translate (2.722cm 0.861cm)">
          <text:p/>
          <draw:enhanced-geometry svg:viewBox="0 0 2564915 2564915" draw:extrusion-allowed="true" draw:glue-points="1282457 0 1908505 163189" draw:type="non-primitive" draw:enhanced-path="M 1282457 0 S C 1501657 0 1717198 56184 1908505 163189 L 1282458 1282458 C 1282458 854972 1282457 427486 1282457 0 Z N M 1282457 0 F C 1501657 0 1717198 56184 1908505 163189 N"/>
        </draw:custom-shape>
        <draw:custom-shape draw:name="TextBox 71" draw:style-name="gr13" draw:text-style-name="P6" draw:layer="layout" svg:width="5.606cm" svg:height="1.613cm" svg:x="7.4cm" svg:y="0.621cm">
          <text:p text:style-name="P5"><text:span text:style-name="T1">If A=1: clear &amp; skip</text:span><text:span text:style-name="T1"><text:line-break/></text:span><text:span text:style-name="T1"> <text:s text:c="2"/>A=0: evict &amp; replace</text:span></text:p>
          <draw:enhanced-geometry svg:viewBox="0 0 21600 21600" draw:type="mso-spt202" draw:enhanced-path="M 0 0 L 21600 0 21600 21600 0 21600 0 0 Z N"/>
        </draw:custom-shape>
        <draw:custom-shape draw:name="Arc 42" draw:style-name="gr14" draw:text-style-name="P1" draw:layer="layout" svg:width="7.121cm" svg:height="7.126cm" draw:transform="rotate (-0.836012711705284) translate (5.892cm 0.836cm)">
          <text:p/>
          <draw:enhanced-geometry svg:viewBox="0 0 2564915 2564915" draw:extrusion-allowed="true" draw:glue-points="1282457 0 1908505 163189" draw:type="non-primitive" draw:enhanced-path="M 1282457 0 S C 1501657 0 1717198 56184 1908505 163189 L 1282458 1282458 C 1282458 854972 1282457 427486 1282457 0 Z N M 1282457 0 F C 1501657 0 1717198 56184 1908505 163189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T Std Light" svg:font-family="'Helvetica LT Std Light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2" svg:font-family="Arial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3" draw:display-name="Arrowheads 13" svg:viewBox="0 0 477 477" svg:d="M239 0l238 434-72 43-166-305-167 305-72-43z"/>
    <draw:marker draw:name="Arrowheads_20_14" draw:display-name="Arrowheads 14" svg:viewBox="0 0 477 477" svg:d="M239 0l238 434-72 43-166-305-167 305-72-43z"/>
    <draw:marker draw:name="Arrowheads_20_15" draw:display-name="Arrowheads 15" svg:viewBox="0 0 477 477" svg:d="M239 0l238 434-72 43-166-305-167 305-72-43z"/>
    <draw:marker draw:name="Arrowheads_20_16" draw:display-name="Arrowheads 16" svg:viewBox="0 -159 318 318" svg:d="M318 0c0-87-72-159-159-159s-159 72-159 159 72 159 159 159 159-72 159-159z"/>
    <draw:marker draw:name="Arrowheads_20_17" draw:display-name="Arrowheads 17" svg:viewBox="0 0 477 477" svg:d="M239 0l238 434-72 43-166-305-167 305-72-43z"/>
    <draw:marker draw:name="Arrowheads_20_18" draw:display-name="Arrowheads 18" svg:viewBox="0 0 477 477" svg:d="M239 0l238 434-72 43-166-305-167 305-72-43z"/>
    <draw:marker draw:name="Arrowheads_20_19" draw:display-name="Arrowheads 19" svg:viewBox="0 0 477 477" svg:d="M239 0l238 434-72 43-166-305-167 305-72-43z"/>
    <draw:marker draw:name="Arrowheads_20_20" draw:display-name="Arrowheads 20" svg:viewBox="0 0 477 477" svg:d="M239 0l238 434-72 43-166-305-167 305-72-43z"/>
    <draw:marker draw:name="Arrowheads_20_21" draw:display-name="Arrowheads 21" svg:viewBox="0 0 477 477" svg:d="M239 0l238 434-72 43-166-305-167 305-72-43z"/>
    <draw:marker draw:name="Arrowheads_20_22" draw:display-name="Arrowheads 22" svg:viewBox="0 0 477 477" svg:d="M239 0l238 434-72 43-166-305-167 305-72-43z"/>
    <draw:marker draw:name="Arrowheads_20_23" draw:display-name="Arrowheads 23" svg:viewBox="0 0 477 477" svg:d="M239 0l238 434-72 43-166-305-167 305-72-43z"/>
    <draw:stroke-dash draw:name="Dashed_20__28_var_29__20_5" draw:display-name="Dashed (var) 5" draw:style="rect" draw:dots1="1" draw:dots1-length="0.105cm" draw:distance="0.105cm"/>
    <style:default-style style:family="graphic">
      <style:graphic-properties svg:stroke-color="#3465a4" draw:fill-color="#729fcf" fo:wrap-option="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08cm" fo:page-height="10.9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8T17:15:44</meta:creation-date>
    <dc:date>2018-08-28T15:16:52.808503000</dc:date>
    <meta:editing-duration>PT6M14S</meta:editing-duration>
    <meta:editing-cycles>4</meta:editing-cycles>
    <meta:generator>NeoOffice/3.2017.12$MacOSX_X86_64 NeoOffice_project/0</meta:generator>
    <meta:document-statistic meta:object-count="27"/>
  </office:meta>
</office:document-meta>
</file>